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1.499cm" fo:margin-top="0cm" fo:margin-bottom="0cm" style:contextual-spacing="false" fo:line-height="219%" fo:text-indent="1.63cm" style:auto-text-indent="false" style:writing-mode="lr-tb"/>
      <style:text-properties style:font-name="Arial1" fo:font-weight="normal"/>
    </style:style>
    <style:style style:name="P2" style:family="paragraph" style:parent-style-name="Text_20_body">
      <style:paragraph-properties fo:margin-left="0.697cm" fo:margin-right="0cm" fo:margin-top="0.065cm" fo:margin-bottom="0cm" style:contextual-spacing="false" fo:line-height="120%" fo:text-indent="0cm" style:auto-text-indent="false" style:writing-mode="lr-tb"/>
      <style:text-properties fo:font-variant="normal" fo:text-transform="none" fo:color="#4c1130" loext:opacity="100%" style:text-line-through-style="none" style:text-line-through-type="none" style:font-name="Arial1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.693cm" fo:margin-right="1.746cm" fo:margin-top="0.106cm" fo:margin-bottom="0cm" style:contextual-spacing="false" fo:line-height="130%" fo:text-indent="-0.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1.55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1.531cm" fo:margin-right="0cm" fo:margin-top="0.05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1.556cm" fo:margin-right="0cm" fo:margin-top="0.05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left="1.547cm" fo:margin-right="0cm" fo:margin-top="0.05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.683cm" fo:margin-right="0.318cm" fo:margin-top="0.557cm" fo:margin-bottom="0cm" style:contextual-spacing="false" fo:line-height="130%" fo:text-indent="-0.642cm" style:auto-text-indent="false" fo:padding="0cm" fo:border="none" style:writing-mode="lr-tb"/>
      <style:text-properties style:font-name="Arial1" fo:font-weight="bold" style:font-weight-asian="bold" style:font-weight-complex="bold"/>
    </style:style>
    <style:style style:name="P9" style:family="paragraph" style:parent-style-name="Text_20_body">
      <style:paragraph-properties fo:margin-left="1.55cm" fo:margin-right="0cm" fo:margin-top="0.019cm" fo:margin-bottom="0cm" style:contextual-spacing="false" fo:line-height="120%" fo:text-indent="0cm" style:auto-text-indent="false" style:writing-mode="lr-tb"/>
      <style:text-properties style:font-name="Arial1" fo:font-weight="normal"/>
    </style:style>
    <style:style style:name="P10" style:family="paragraph" style:parent-style-name="Text_20_body">
      <style:paragraph-properties fo:margin-left="1.531cm" fo:margin-right="0cm" fo:margin-top="0.053cm" fo:margin-bottom="0cm" style:contextual-spacing="false" fo:line-height="120%" fo:text-indent="0cm" style:auto-text-indent="false" style:writing-mode="lr-tb"/>
      <style:text-properties style:font-name="Arial1" fo:font-weight="bold" style:font-weight-asian="bold" style:font-weight-complex="bold"/>
    </style:style>
    <style:style style:name="P11" style:family="paragraph" style:parent-style-name="Text_20_body">
      <style:paragraph-properties fo:margin-left="1.556cm" fo:margin-right="0cm" fo:margin-top="0.053cm" fo:margin-bottom="0cm" style:contextual-spacing="false" fo:line-height="120%" fo:text-indent="0cm" style:auto-text-indent="false" style:writing-mode="lr-tb"/>
      <style:text-properties style:font-name="Arial1" fo:font-weight="normal"/>
    </style:style>
    <style:style style:name="P12" style:family="paragraph" style:parent-style-name="Text_20_body">
      <style:paragraph-properties fo:margin-left="1.547cm" fo:margin-right="0cm" fo:margin-top="0.053cm" fo:margin-bottom="0cm" style:contextual-spacing="false" fo:line-height="120%" fo:text-indent="0cm" style:auto-text-indent="false" style:writing-mode="lr-tb"/>
      <style:text-properties style:font-name="Arial1" fo:font-weight="normal"/>
    </style:style>
    <style:style style:name="P13" style:family="paragraph" style:parent-style-name="Text_20_body">
      <style:paragraph-properties fo:margin-left="0.686cm" fo:margin-right="1.984cm" fo:margin-top="0.557cm" fo:margin-bottom="0cm" style:contextual-spacing="false" fo:line-height="130%" fo:text-indent="-0.633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left="1.55cm" fo:margin-right="0cm" fo:margin-top="0.019cm" fo:margin-bottom="0cm" style:contextual-spacing="false" fo:line-height="120%" fo:text-indent="0cm" style:auto-text-indent="false" style:writing-mode="lr-tb"/>
      <style:text-properties style:font-name="Arial1" fo:font-weight="bold" style:font-weight-asian="bold" style:font-weight-complex="bold"/>
    </style:style>
    <style:style style:name="P15" style:family="paragraph" style:parent-style-name="Text_20_body">
      <style:paragraph-properties fo:margin-left="1.531cm" fo:margin-right="0cm" fo:margin-top="0.053cm" fo:margin-bottom="0cm" style:contextual-spacing="false" fo:line-height="120%" fo:text-indent="0cm" style:auto-text-indent="false" style:writing-mode="lr-tb"/>
      <style:text-properties style:font-name="Arial1" fo:font-weight="normal"/>
    </style:style>
    <style:style style:name="P16" style:family="paragraph" style:parent-style-name="Text_20_body">
      <style:paragraph-properties fo:margin-left="0.69cm" fo:margin-right="2.699cm" fo:margin-top="0.557cm" fo:margin-bottom="0cm" style:contextual-spacing="false" fo:line-height="130%" fo:text-indent="-0.861cm" style:auto-text-indent="false" fo:padding="0cm" fo:border="none" style:writing-mode="lr-tb"/>
      <style:text-properties style:font-name="Arial1" fo:font-weight="bold" officeooo:rsid="000698a1" officeooo:paragraph-rsid="000698a1" style:font-weight-asian="bold" style:font-weight-complex="bold"/>
    </style:style>
    <style:style style:name="P17" style:family="paragraph" style:parent-style-name="Text_20_body">
      <style:paragraph-properties fo:margin-left="-0.171cm" fo:margin-right="2.699cm" fo:margin-top="0.557cm" fo:margin-bottom="0cm" style:contextual-spacing="false" fo:line-height="130%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698a1" style:text-blinking="false" fo:background-color="transparent"/>
    </style:style>
    <style:style style:name="P18" style:family="paragraph" style:parent-style-name="Text_20_body">
      <style:paragraph-properties fo:margin-left="0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0cm" fo:margin-right="0cm" fo:margin-top="0.05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.05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.688cm" fo:margin-right="0.079cm" fo:margin-top="0.557cm" fo:margin-bottom="0cm" style:contextual-spacing="false" fo:line-height="130%" fo:text-indent="-0.713cm" style:auto-text-indent="false" fo:padding="0cm" fo:border="none" style:writing-mode="lr-tb"/>
      <style:text-properties style:font-name="Arial1" fo:font-weight="bold" style:font-weight-asian="bold" style:font-weight-complex="bold"/>
    </style:style>
    <style:style style:name="P22" style:family="paragraph" style:parent-style-name="Text_20_body">
      <style:paragraph-properties fo:margin-left="0.702cm" fo:margin-right="0.079cm" fo:margin-top="0.557cm" fo:margin-bottom="0cm" style:contextual-spacing="false" fo:line-height="130%" fo:text-indent="-0.848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0698a1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left="0.702cm" fo:margin-right="0.079cm" fo:margin-top="0.557cm" fo:margin-bottom="0cm" style:contextual-spacing="false" fo:line-height="130%" fo:text-indent="-0.848cm" style:auto-text-indent="false" fo:padding="0cm" fo:border="none" style:writing-mode="lr-tb"/>
      <style:text-properties style:font-name="Arial1" fo:font-weight="normal" officeooo:paragraph-rsid="000698a1"/>
    </style:style>
    <style:style style:name="P24" style:family="paragraph" style:parent-style-name="Text_20_body">
      <style:paragraph-properties fo:margin-left="1.531cm" fo:margin-right="0cm" fo:margin-top="0.019cm" fo:margin-bottom="0cm" style:contextual-spacing="false" fo:line-height="120%" fo:text-indent="0cm" style:auto-text-indent="false" style:writing-mode="lr-tb"/>
      <style:text-properties style:font-name="Arial1" fo:font-weight="bold" style:font-weight-asian="bold" style:font-weight-complex="bold"/>
    </style:style>
    <style:style style:name="P25" style:family="paragraph" style:parent-style-name="Text_20_body">
      <style:paragraph-properties fo:margin-left="0cm" fo:margin-right="0.078cm" fo:margin-top="0.836cm" fo:margin-bottom="0cm" style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0.056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741b47" loext:opacity="100%" style:text-line-through-style="none" style:text-line-through-type="none" style:font-name="Arial1" fo:font-size="20pt" fo:font-style="normal" style:text-underline-style="none" fo:font-weight="bold" style:text-blinking="false" fo:background-color="transparent"/>
    </style:style>
    <style:style style:name="P27" style:family="paragraph" style:parent-style-name="Text_20_body">
      <style:paragraph-properties fo:margin-left="0cm" fo:margin-right="0cm" fo:margin-top="0.36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28" style:family="paragraph" style:parent-style-name="Standard">
      <style:paragraph-properties fo:margin-left="0.693cm" fo:margin-right="0cm" fo:margin-top="0.36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698a1" style:text-blinking="false" fo:background-color="transparent"/>
    </style:style>
    <style:style style:name="P29" style:family="paragraph" style:parent-style-name="Text_20_body">
      <style:paragraph-properties fo:margin-left="0.055cm" fo:margin-right="1.032cm" fo:margin-top="0.557cm" fo:margin-bottom="0cm" style:contextual-spacing="false" fo:line-height="130%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30" style:family="paragraph" style:parent-style-name="Text_20_body">
      <style:paragraph-properties fo:margin-left="0.055cm" fo:margin-right="1.032cm" fo:margin-top="0.557cm" fo:margin-bottom="0cm" style:contextual-spacing="false" fo:line-height="130%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698a1" style:text-blinking="false" fo:background-color="transparent"/>
    </style:style>
    <style:style style:name="P31" style:family="paragraph" style:parent-style-name="Text_20_body">
      <style:paragraph-properties fo:margin-left="0cm" fo:margin-right="0cm" fo:margin-top="0.526cm" fo:margin-bottom="0cm" style:contextual-spacing="false" fo:line-height="120%" fo:text-indent="0cm" style:auto-text-indent="false" style:writing-mode="lr-tb"/>
      <style:text-properties style:font-name="Arial1" fo:font-weight="bold" style:font-weight-asian="bold" style:font-weight-complex="bold"/>
    </style:style>
    <style:style style:name="P32" style:family="paragraph" style:parent-style-name="Standard">
      <style:paragraph-properties fo:margin-left="0cm" fo:margin-right="0cm" fo:margin-top="0.526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698a1" style:text-blinking="false" fo:background-color="transparent" style:font-weight-asian="normal" style:font-weight-complex="normal"/>
    </style:style>
    <style:style style:name="P33" style:family="paragraph" style:parent-style-name="Text_20_body">
      <style:paragraph-properties fo:margin-left="0.69cm" fo:margin-right="0.079cm" fo:margin-top="0.557cm" fo:margin-bottom="0cm" style:contextual-spacing="false" fo:line-height="130%" fo:text-indent="-0.607cm" style:auto-text-indent="false" fo:padding="0cm" fo:border="none" style:writing-mode="lr-tb"/>
      <style:text-properties style:font-name="Arial1" fo:font-weight="bold" style:font-weight-asian="bold" style:font-weight-complex="bold"/>
    </style:style>
    <style:style style:name="P34" style:family="paragraph" style:parent-style-name="Standard">
      <style:paragraph-properties fo:margin-left="0.69cm" fo:margin-right="0.079cm" fo:margin-top="0.557cm" fo:margin-bottom="0cm" style:contextual-spacing="false" fo:line-height="130%" fo:text-indent="-0.607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698a1" style:text-blinking="false" fo:background-color="transparent" style:font-weight-asian="normal" style:font-weight-complex="normal"/>
    </style:style>
    <style:style style:name="P35" style:family="paragraph" style:parent-style-name="Text_20_body">
      <style:paragraph-properties fo:margin-left="0.688cm" fo:margin-right="1.27cm" fo:margin-top="0.526cm" fo:margin-bottom="0cm" style:contextual-spacing="false" fo:line-height="130%" fo:text-indent="-0.63cm" style:auto-text-indent="false" fo:padding="0cm" fo:border="none" style:writing-mode="lr-tb"/>
      <style:text-properties style:font-name="Arial1" fo:font-weight="normal"/>
    </style:style>
    <style:style style:name="P36" style:family="paragraph" style:parent-style-name="Text_20_body">
      <style:paragraph-properties fo:margin-left="0.688cm" fo:margin-right="1.27cm" fo:margin-top="0.526cm" fo:margin-bottom="0cm" style:contextual-spacing="false" fo:line-height="130%" fo:text-indent="-0.63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698a1" style:text-blinking="false" fo:background-color="transparent" style:font-weight-asian="normal" style:font-weight-complex="normal"/>
    </style:style>
    <style:style style:name="P37" style:family="paragraph" style:parent-style-name="Text_20_body">
      <style:paragraph-properties fo:margin-left="0.702cm" fo:margin-right="1.032cm" fo:margin-top="0.526cm" fo:margin-bottom="0cm" style:contextual-spacing="false" fo:line-height="130%" fo:text-indent="-0.61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38" style:family="paragraph" style:parent-style-name="Text_20_body">
      <style:paragraph-properties fo:margin-left="1.319cm" fo:margin-right="0cm" fo:margin-top="0.526cm" fo:margin-bottom="0cm" style:contextual-spacing="false" fo:line-height="120%" fo:text-indent="0cm" style:auto-text-indent="false" style:writing-mode="lr-tb"/>
      <style:text-properties style:font-name="Arial1" fo:font-weight="normal"/>
    </style:style>
    <style:style style:name="P39" style:family="paragraph" style:parent-style-name="Text_20_body">
      <style:paragraph-properties fo:margin-left="1.319cm" fo:margin-right="0cm" fo:margin-top="0.053cm" fo:margin-bottom="0cm" style:contextual-spacing="false" fo:line-height="120%" fo:text-indent="0cm" style:auto-text-indent="false" style:writing-mode="lr-tb"/>
      <style:text-properties style:font-name="Arial1" fo:font-weight="normal"/>
    </style:style>
    <style:style style:name="P40" style:family="paragraph" style:parent-style-name="Text_20_body">
      <style:paragraph-properties fo:margin-left="1.318cm" fo:margin-right="0cm" fo:margin-top="0.053cm" fo:margin-bottom="0cm" style:contextual-spacing="false" fo:line-height="120%" fo:text-indent="0cm" style:auto-text-indent="false" style:writing-mode="lr-tb"/>
      <style:text-properties style:font-name="Arial1" fo:font-weight="normal"/>
    </style:style>
    <style:style style:name="P41" style:family="paragraph" style:parent-style-name="Text_20_body">
      <style:paragraph-properties fo:margin-left="1.318cm" fo:margin-right="0cm" fo:margin-top="0.053cm" fo:margin-bottom="0cm" style:contextual-spacing="false" fo:line-height="120%" fo:text-indent="0cm" style:auto-text-indent="false" style:writing-mode="lr-tb"/>
      <style:text-properties style:font-name="Arial1" fo:font-weight="normal" officeooo:paragraph-rsid="000698a1"/>
    </style:style>
    <style:style style:name="P42" style:family="paragraph" style:parent-style-name="Text_20_body">
      <style:paragraph-properties fo:margin-left="1.318cm" fo:margin-right="0cm" fo:margin-top="0.05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style:text-underline-style="none" fo:font-weight="normal" officeooo:paragraph-rsid="000698a1" style:text-blinking="false" fo:background-color="transparent"/>
    </style:style>
    <style:style style:name="P43" style:family="paragraph" style:parent-style-name="Standard">
      <style:paragraph-properties fo:margin-left="1.318cm" fo:margin-right="0cm" fo:margin-top="0.05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style:text-underline-style="none" fo:font-weight="normal" officeooo:paragraph-rsid="000698a1" style:text-blinking="false" fo:background-color="transparent"/>
    </style:style>
    <style:style style:name="P44" style:family="paragraph" style:parent-style-name="Text_20_body">
      <style:paragraph-properties fo:margin-left="0cm" fo:margin-right="0cm" fo:margin-top="0.55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0698a1" style:text-blinking="false" fo:background-color="transparent" style:font-weight-asian="bold" style:font-weight-complex="bold"/>
    </style:style>
    <style:style style:name="P45" style:family="paragraph" style:parent-style-name="Text_20_body">
      <style:paragraph-properties fo:margin-left="1.312cm" fo:margin-right="0cm" fo:margin-top="0.55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6" style:family="paragraph" style:parent-style-name="Standard">
      <style:paragraph-properties fo:margin-left="1.312cm" fo:margin-right="0cm" fo:margin-top="0.55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698a1" style:text-blinking="false" fo:background-color="transparent"/>
    </style:style>
    <style:style style:name="P47" style:family="paragraph" style:parent-style-name="Text_20_body">
      <style:paragraph-properties fo:margin-left="1.293cm" fo:margin-right="0cm" fo:margin-top="0.55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left="1.318cm" fo:margin-right="0cm" fo:margin-top="0.55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left="1.309cm" fo:margin-right="0cm" fo:margin-top="0.55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left="0.693cm" fo:margin-right="0cm" fo:margin-top="0.557cm" fo:margin-bottom="0cm" style:contextual-spacing="false" fo:line-height="120%" fo:text-indent="0cm" style:auto-text-indent="false" style:writing-mode="lr-tb"/>
      <style:text-properties style:font-name="Arial1" fo:font-weight="normal"/>
    </style:style>
    <style:style style:name="P51" style:family="paragraph" style:parent-style-name="Standard">
      <style:paragraph-properties fo:margin-left="0.693cm" fo:margin-right="0cm" fo:margin-top="0.55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698a1" style:text-blinking="false" fo:background-color="transparent"/>
    </style:style>
    <style:style style:name="P52" style:family="paragraph" style:parent-style-name="Text_20_body">
      <style:paragraph-properties fo:margin-left="0.702cm" fo:margin-right="2.699cm" fo:margin-top="0.557cm" fo:margin-bottom="0cm" style:contextual-spacing="false" fo:line-height="130%" fo:text-indent="-0.61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3" style:family="paragraph" style:parent-style-name="Standard">
      <style:paragraph-properties fo:margin-left="0.702cm" fo:margin-right="2.699cm" fo:margin-top="0.557cm" fo:margin-bottom="0cm" style:contextual-spacing="false" fo:line-height="130%" fo:text-indent="-0.61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0698a1" style:text-blinking="false" fo:background-color="transparent"/>
    </style:style>
    <style:style style:name="P54" style:family="paragraph" style:parent-style-name="Text_20_body">
      <style:text-properties fo:font-weight="bold" style:font-weight-asian="bold" style:font-weight-complex="bold"/>
    </style:style>
    <style:style style:name="P55" style:family="paragraph" style:parent-style-name="Standard">
      <style:text-properties fo:font-weight="normal" officeooo:paragraph-rsid="0007d147" style:font-weight-asian="normal" style:font-weight-complex="normal"/>
    </style:style>
    <style:style style:name="P56" style:family="paragraph" style:parent-style-name="Standard">
      <style:text-properties fo:font-weight="normal" officeooo:paragraph-rsid="00097886" style:font-weight-asian="normal" style:font-weight-complex="normal"/>
    </style:style>
    <style:style style:name="T1" style:family="text">
      <style:text-properties fo:font-variant="normal" fo:text-transform="none" fo:color="#741b47" loext:opacity="100%" style:text-line-through-style="none" style:text-line-through-type="none" fo:font-size="23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741b47" loext:opacity="100%" style:text-line-through-style="none" style:text-line-through-type="none" fo:font-size="20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#e9d2e4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officeooo:rsid="000698a1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#e9d2e4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officeooo:rsid="0007d1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e44a3be-7fff-c11d-0a7b-70400dd0252b"/><text:span text:style-name="T1">ACTIVIDADES TEMA 2: Bucles </text:span><text:span text:style-name="T2">Actividades Teóricas </text:span></text:p>
      <text:p text:style-name="P2">1. Tipo test: </text:p>
      <text:p text:style-name="P3"><text:span text:style-name="T3">1. ¿Cuál de las siguientes opciones no es un tipo de dato primitivo en JavaScript?</text:span> </text:p>
      <text:p text:style-name="P4">a) Boolean </text:p>
      <text:p text:style-name="P5">b) String </text:p>
      <text:p text:style-name="P6">c) Array </text:p>
      <text:p text:style-name="P7">d) Number </text:p>
      <text:p text:style-name="P8"><text:span text:style-name="T4">2. El operador lógico que devuelve </text:span><text:span text:style-name="T5">true</text:span><text:span text:style-name="T6"> </text:span><text:span text:style-name="T4">sólo si ambos operandos son verdaderos es: </text:span></text:p>
      <text:p text:style-name="P9"><text:span text:style-name="T4">a) </text:span><text:span text:style-name="T5">!</text:span><text:span text:style-name="T6"> </text:span></text:p>
      <text:p text:style-name="P10"><text:span text:style-name="T4">b) </text:span><text:span text:style-name="T5">&amp;&amp;</text:span><text:span text:style-name="T6"> </text:span></text:p>
      <text:p text:style-name="P11"><text:span text:style-name="T4">c) </text:span><text:span text:style-name="T5">||</text:span><text:span text:style-name="T6"> </text:span></text:p>
      <text:p text:style-name="P12"><text:span text:style-name="T4">d) </text:span><text:span text:style-name="T5">==</text:span><text:span text:style-name="T6"> </text:span></text:p>
      <text:p text:style-name="P13">3. ¿Qué método devuelve una copia del array con el orden invertido? </text:p>
      <text:p text:style-name="P14"><text:span text:style-name="T4">a) </text:span><text:span text:style-name="T5">reverse()</text:span><text:span text:style-name="T6"> </text:span></text:p>
      <text:p text:style-name="P15"><text:span text:style-name="T4">b) </text:span><text:span text:style-name="T5">toReversed()</text:span><text:span text:style-name="T6"> </text:span></text:p>
      <text:p text:style-name="P11"><text:span text:style-name="T4">c) </text:span><text:span text:style-name="T5">splice()</text:span><text:span text:style-name="T6"> </text:span></text:p>
      <text:p text:style-name="P12"><text:span text:style-name="T4">d) </text:span><text:span text:style-name="T5">sort()</text:span><text:span text:style-name="T6"> </text:span></text:p>
      <text:p text:style-name="P16"><text:span text:style-name="T4">4. Si </text:span><text:span text:style-name="T5">let x = 5; let y = "5";</text:span><text:span text:style-name="T4">, ¿qué devuelve </text:span><text:span text:style-name="T5">x === </text:span><text:span text:style-name="T4">y?</text:span></text:p>
      <text:p text:style-name="P17"><text:tab/> a) true </text:p>
      <text:p text:style-name="P18"><text:tab/><text:span text:style-name="T3">b) false </text:span></text:p>
      <text:p text:style-name="P19"><text:tab/>c) undefined </text:p>
      <text:p text:style-name="P20"><text:tab/>d) NaN </text:p>
      <text:p text:style-name="P21"><text:span text:style-name="T4">5. En un objeto, para acceder al valor de una propiedad dinámica (por ejemplo, </text:span><text:span text:style-name="T5">propiedad = "nombre"</text:span><text:span text:style-name="T4">), se debe usar: </text:span></text:p>
      <text:p text:style-name="P9"><text:span text:style-name="T4">a) </text:span><text:span text:style-name="T5">obj.propiedad</text:span><text:span text:style-name="T6"> </text:span></text:p>
      <text:p text:style-name="P10"><text:span text:style-name="T4">b) </text:span><text:span text:style-name="T5">obj["propiedad"]</text:span><text:span text:style-name="T6"> </text:span></text:p>
      <text:p text:style-name="P11"><text:span text:style-name="T4">c) </text:span><text:span text:style-name="T5">obj(propiedad)</text:span><text:span text:style-name="T6"> </text:span></text:p>
      <text:p text:style-name="P12"><text:span text:style-name="T4">d) </text:span><text:span text:style-name="T5">obj-&gt;propiedad</text:span><text:span text:style-name="T6"> </text:span></text:p>
      <text:p text:style-name="P22">6. ¿Qué método de Date devuelve el día de la semana (0=Domingo)?</text:p>
      <text:p text:style-name="P23"><text:soft-page-break/><text:span text:style-name="T4"><text:tab/> <text:s text:c="2"/>a) </text:span><text:span text:style-name="T5">getDate()</text:span><text:span text:style-name="T6"> </text:span></text:p>
      <text:p text:style-name="P24"><text:span text:style-name="T4">b) </text:span><text:span text:style-name="T5">getDay()</text:span><text:span text:style-name="T6"> </text:span></text:p>
      <text:p text:style-name="P11"><text:span text:style-name="T4">c) </text:span><text:span text:style-name="T5">getMonth()</text:span><text:span text:style-name="T6"> </text:span></text:p>
      <text:p text:style-name="P12"><text:span text:style-name="T4">d) </text:span><text:span text:style-name="T5">getTime()</text:span><text:span text:style-name="T6"> </text:span></text:p>
      <text:p text:style-name="P25">1</text:p>
      <text:p text:style-name="P26">Preguntas cortas </text:p>
      <text:p text:style-name="P27">1. Indica tres diferencias entre Java y JavaScript. </text:p>
      <text:p text:style-name="P28">Java es compilado, JavaScript interpretado. Java es fuertemente tipado, JavaScript es débilmente tipado. Java se usa para aplicaciones de escritorio o backend, JavaScript principalmente para la web.</text:p>
      <text:p text:style-name="P29">2. Explica una diferencia entre JavaScript y PHP en cuanto a ejecución, tipado y entorno. </text:p>
      <text:p text:style-name="P30"><text:tab/>JavaScript se ejecuta en el navegador , PHP en el servidor. <text:tab/>JavaScript es débilmente tipado, PHP es más estrictamente <text:tab/>tipado.</text:p>
      <text:p text:style-name="P31"><text:span text:style-name="T4">3. ¿Qué diferencia hay entre </text:span><text:span text:style-name="T5">==</text:span><text:span text:style-name="T6"> </text:span><text:span text:style-name="T4">y </text:span><text:span text:style-name="T5">===</text:span><text:span text:style-name="T4">? </text:span></text:p>
      <text:p text:style-name="P32">== compara valores <text:span text:style-name="T7">y</text:span> === compara valor y tipo.</text:p>
      <text:p text:style-name="P33"><text:span text:style-name="T4">4. ¿Qué sucede si accedes a una variable antes de declararla con </text:span><text:span text:style-name="T5">var</text:span><text:span text:style-name="T4">? ¿Y con </text:span><text:span text:style-name="T5">let</text:span><text:span text:style-name="T4">? </text:span></text:p>
      <text:p text:style-name="P34"><text:tab/>Con var la variable existe pero vale undefined. Con let da ReferenceError.</text:p>
      <text:p text:style-name="P35"><text:span text:style-name="T8">5. ¿Qué valor devuelve </text:span><text:span text:style-name="T9">typeof null</text:span><text:span text:style-name="T10"> </text:span><text:span text:style-name="T8">y por qué puede resultar confuso?</text:span><text:span text:style-name="T4"> </text:span></text:p>
      <text:p text:style-name="P36"><text:tab/>typeof null devuelve 'object' por un error histórico del lenguaje.</text:p>
      <text:p text:style-name="P37">6. Explica qué ocurre con el siguiente código y justifica el resultado: </text:p>
      <text:p text:style-name="P38"><text:span text:style-name="T5">let x = "3";</text:span><text:span text:style-name="T6"> </text:span></text:p>
      <text:p text:style-name="P39"><text:span text:style-name="T5">let y = 2;</text:span><text:span text:style-name="T6"> </text:span></text:p>
      <text:p text:style-name="P40"><text:span text:style-name="T5">console.log(x * y);</text:span><text:span text:style-name="T6"> </text:span></text:p>
      <text:p text:style-name="P41"><text:span text:style-name="T5">console.log(x + y);</text:span><text:span text:style-name="T6"> </text:span></text:p>
      <text:p text:style-name="P42"/>
      <text:p text:style-name="P43"><text:span text:style-name="T7">Primero m</text:span>ultiplica <text:span text:style-name="T7">y</text:span> convierte a número <text:span text:style-name="T7">y en el segundo log concateba ek numero a la string</text:span> .</text:p>
      <text:p text:style-name="P44">7. Indica qué método de array se usa para: </text:p>
      <text:p text:style-name="P45"><text:soft-page-break/>a) Añadir al final </text:p>
      <text:p text:style-name="P46">push() </text:p>
      <text:p text:style-name="P47">b) Eliminar el primer elemento </text:p>
      <text:p text:style-name="P46">shift() </text:p>
      <text:p text:style-name="P48">c) Buscar la posición de un valor </text:p>
      <text:p text:style-name="P46">indexOf() </text:p>
      <text:p text:style-name="P49">d) Combinar dos arrays </text:p>
      <text:p text:style-name="P46">concat()</text:p>
      <text:p text:style-name="P50"><text:span text:style-name="T4">8. ¿Qué diferencia hay entre </text:span><text:span text:style-name="T5">for…in</text:span><text:span text:style-name="T6"> </text:span><text:span text:style-name="T4">y </text:span><text:span text:style-name="T5">for…of</text:span><text:span text:style-name="T4">? </text:span></text:p>
      <text:p text:style-name="P51">for...in recorre claves</text:p>
      <text:p text:style-name="P51"><text:s/>for...of recorre valores.</text:p>
      <text:p text:style-name="P52">9. ¿Qué diferencias hay entre un objeto y un array en JavaScript? </text:p>
      <text:p text:style-name="P53">Los objetos guardan pares clave-valor, los arrays elementos ordenados.</text:p>
      <text:p text:style-name="Text_20_body"><text:line-break/><text:span text:style-name="T11">Diferencias entre lenguajes</text:span></text:p>
      <text:p text:style-name="P54">1. Explica por qué JavaScript es un lenguaje interpretado y Java es compilado.</text:p>
      <text:p text:style-name="P55"><text:span text:style-name="T12">J</text:span>avaScript es interpretado . Java es compilado a bytecode y ejecutado por la JVM.</text:p>
      <text:p text:style-name="P54">2. Indica una diferencia importante entre el alcance de las variables en JavaScript (var, let, const) y en PHP.</text:p>
      <text:p text:style-name="P56">En JavaScript, var tiene alcance de función y let/const de bloque. En PHP, el alcance es global o de función.</text:p>
      <text:p text:style-name="P54">3. ¿Por qué JavaScript puede ejecutarse en un navegador y PHP no?</text:p>
      <text:p text:style-name="P56">JavaScript se ejecuta en el navegador; PHP en el servidor con Apache o Nginx.</text:p>
      <text:p text:style-name="P56"/>
      <text:p text:style-name="P54">4. ¿Qué similitudes y diferencias hay entre los bucles for en PHP y JavaScript?</text:p>
      <text:p text:style-name="P56">Ambos usan for . En JS puede declararse con let o var; en PHP se usa $.</text:p>
      <text:p text:style-name="P54">5. ¿Qué lenguaje es más adecuado para procesar datos en servidor y cuál para manipular el DOM? Justifica.</text:p>
      <text:p text:style-name="P56">PHP es mejor para procesar datos en el servidor; JavaScript para manipular el DOM en el clie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9:31:57.683117400</meta:creation-date>
    <dc:date>2025-11-06T19:46:10.720211900</dc:date>
    <meta:editing-duration>PT3M26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75" meta:word-count="558" meta:character-count="3221" meta:non-whitespace-character-count="2671"/>
  </office:meta>
</office:document-meta>
</file>